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CEC000009B16D3849F3A43CBBB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adornments="Book" style:font-family-generic="swiss" style:font-pitch="variable"/>
    <style:font-face style:name="Liberation Sans1" svg:font-family="'Liberation Sans'" style:font-family-generic="swiss"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Droid Sans Fallback" svg:font-family="'Droid Sans Fallback'"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kaoPGothic" svg:font-family="TakaoPGothi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draw:auto-grow-height="true" fo:min-height="2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notes">
      <style:graphic-properties draw:fill-color="#ffffff" fo:min-height="14cm"/>
    </style:style>
    <style:style style:name="P1" style:family="paragraph">
      <style:paragraph-properties fo:text-align="center"/>
    </style:style>
    <style:style style:name="P2" style:family="paragraph">
      <style:paragraph-properties fo:text-align="end"/>
    </style:style>
    <style:style style:name="P3" style:family="paragraph">
      <loext:graphic-properties draw:fill-color="#ffffff"/>
    </style:style>
    <style:style style:name="T1" style:family="text">
      <style:text-properties fo:font-size="48pt" style:font-size-asian="48pt" style:font-size-complex="48pt"/>
    </style:style>
    <style:style style:name="T2" style:family="text">
      <style:text-properties fo:font-size="32pt" style:font-size-asian="32pt" style:font-size-complex="32pt"/>
    </style:style>
    <style:style style:name="T3"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draw:frame presentation:style-name="pr1" draw:layer="layout" svg:width="20cm" svg:height="2cm" svg:x="1.4cm" svg:y="1.6cm" presentation:class="title">
          <draw:text-box>
            <text:p>O班</text:p>
          </draw:text-box>
        </draw:frame>
        <draw:frame presentation:style-name="pr2" draw:layer="layout" svg:width="25.2cm" svg:height="12.179cm" svg:x="1.4cm" svg:y="5cm" presentation:class="outline">
          <draw:text-box>
            <text:list text:style-name="L2">
              <text:list-header>
                <text:p/>
                <text:p/>
                <text:p/>
                <text:p/>
              </text:list-header>
            </text:list>
          </draw:text-box>
        </draw:frame>
        <draw:frame presentation:style-name="pr2" draw:layer="layout" svg:width="25.2cm" svg:height="12.179cm" svg:x="1.4cm" svg:y="5.001cm" presentation:class="outline" presentation:user-transformed="true">
          <draw:text-box>
            <text:list text:style-name="L2">
              <text:list-header>
                <text:p text:style-name="P1"><text:span text:style-name="T1">学習支援プログラム</text:span></text:p>
                <text:p text:style-name="P1"><text:span text:style-name="T2"/></text:p>
                <text:p text:style-name="P1"><text:span text:style-name="T2"/></text:p>
                <text:p text:style-name="P2"><text:span text:style-name="T2">４番荒井翼　　</text:span></text:p>
                <text:p text:style-name="P2"><text:span text:style-name="T2">１４番金丸紘基　　</text:span></text:p>
                <text:p text:style-name="P2"><text:span text:style-name="T2">２８番高橋元気　　</text:span></text:p>
                <text:p text:style-name="P2"><text:span text:style-name="T2">３２番服部勇希　　</text:span></text:p>
                <text:p text:style-name="P1"><text:span text:style-name="T3"/></text:p>
                <text:p/>
              </text:list-header>
            </text:list>
          </draw:text-box>
        </draw:frame>
        <presentation:notes draw:style-name="dp2">
          <draw:page-thumbnail draw:style-name="gr1" draw:layer="layout" svg:width="12.75cm" svg:height="9.56cm" svg:x="4.125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Inspiration" presentation:presentation-page-layout-name="AL1T1">
        <draw:frame presentation:style-name="pr4" draw:layer="layout" svg:width="20cm" svg:height="2cm" svg:x="1.4cm" svg:y="1.6cm" presentation:class="title">
          <draw:text-box>
            <text:p>システム名及び概要</text:p>
          </draw:text-box>
        </draw:frame>
        <draw:frame presentation:style-name="pr2" draw:layer="layout" svg:width="25.2cm" svg:height="12.179cm" svg:x="1.4cm" svg:y="5cm" presentation:class="outline" presentation:user-transformed="true">
          <draw:text-box>
            <text:list text:style-name="L2">
              <text:list-item>
                <text:p>システム名：TOEIC完全対策</text:p>
              </text:list-item>
              <text:list-item>
                <text:p>使用言語：C言語</text:p>
              </text:list-item>
              <text:list-item>
                <text:p>概要：一問一答形式で問題を出すプログラム</text:p>
              </text:list-item>
            </text:list>
          </draw:text-box>
        </draw:frame>
        <presentation:notes draw:style-name="dp2">
          <draw:page-thumbnail draw:style-name="gr1" draw:layer="layout" svg:width="12.75cm" svg:height="9.56cm" svg:x="4.125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1T1">
        <draw:frame presentation:style-name="pr4" draw:layer="layout" svg:width="20cm" svg:height="2cm" svg:x="1.4cm" svg:y="1.6cm" presentation:class="title">
          <draw:text-box>
            <text:p>特徴</text:p>
          </draw:text-box>
        </draw:frame>
        <draw:frame presentation:style-name="pr2" draw:layer="layout" svg:width="25.2cm" svg:height="12.179cm" svg:x="1.4cm" svg:y="5cm" presentation:class="outline">
          <draw:text-box>
            <text:list text:style-name="L2">
              <text:list-item>
                <text:p>一回で解く問題数を使用者が決めることができる</text:p>
              </text:list-item>
              <text:list-item>
                <text:p>間違えた回数を記録しているので使用者自身で苦手な問題を知ることができる</text:p>
              </text:list-item>
              <text:list-item>
                <text:p>苦手な問題だけを出題させることも可能</text:p>
              </text:list-item>
              <text:list-item>
                <text:p>問題を解くだけでなく単語を新しく覚えるために単語帳としても使用可能</text:p>
              </text:list-item>
              <text:list-item>
                <text:p>(一問一答形式であればTOEICに関する問題でなくても可能)</text:p>
              </text:list-item>
            </text:list>
          </draw:text-box>
        </draw:frame>
        <presentation:notes draw:style-name="dp2">
          <draw:page-thumbnail draw:style-name="gr1" draw:layer="layout" svg:width="12.75cm" svg:height="9.56cm" svg:x="4.125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Inspiration" presentation:presentation-page-layout-name="AL1T1">
        <draw:frame presentation:style-name="pr4" draw:layer="layout" svg:width="20cm" svg:height="2cm" svg:x="1.4cm" svg:y="1.6cm" presentation:class="title">
          <draw:text-box>
            <text:p>主な機能</text:p>
          </draw:text-box>
        </draw:frame>
        <draw:frame presentation:style-name="pr2" draw:layer="layout" svg:width="25.2cm" svg:height="12.179cm" svg:x="1.4cm" svg:y="5cm" presentation:class="outline">
          <draw:text-box>
            <text:list text:style-name="L2">
              <text:list-item>
                <text:p>問題の作成</text:p>
              </text:list-item>
              <text:list-item>
                <text:p>単語帳</text:p>
              </text:list-item>
              <text:list-item>
                <text:p>問題の確認</text:p>
              </text:list-item>
              <text:list-item>
                <text:p>問題の変更（問題の作成時誤入力用）</text:p>
              </text:list-item>
              <text:list-item>
                <text:p>問題の出題</text:p>
              </text:list-item>
              <text:list-item>
                <text:p>苦手な問題のみの出題</text:p>
                <text:p/>
              </text:list-item>
            </text:list>
          </draw:text-box>
        </draw:frame>
        <presentation:notes draw:style-name="dp2">
          <draw:page-thumbnail draw:style-name="gr1" draw:layer="layout" svg:width="12.75cm" svg:height="9.56cm" svg:x="4.125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Inspiration" presentation:presentation-page-layout-name="AL1T1">
        <draw:frame presentation:style-name="pr4" draw:layer="layout" svg:width="20cm" svg:height="2cm" svg:x="1.4cm" svg:y="1.6cm" presentation:class="title">
          <draw:text-box>
            <text:p>問題の作成</text:p>
          </draw:text-box>
        </draw:frame>
        <draw:frame presentation:style-name="pr2" draw:layer="layout" svg:width="25.2cm" svg:height="12.179cm" svg:x="1.4cm" svg:y="5cm" presentation:class="outline">
          <draw:text-box>
            <text:list text:style-name="L2">
              <text:list-item>
                <text:p>保存するファイル名を指定指定</text:p>
                <text:list>
                  <text:list-item>
                    <text:list>
                      <text:list-header>
                        <text:p>→lecture</text:p>
                      </text:list-header>
                    </text:list>
                  </text:list-item>
                </text:list>
              </text:list-item>
              <text:list-item>
                <text:p>問題数を指定</text:p>
                <text:list>
                  <text:list-item>
                    <text:list>
                      <text:list-header>
                        <text:p>→4</text:p>
                        <text:list>
                          <text:list-item>
                            <text:list>
                              <text:list-header>
                                <text:p>→数字で指定しなかった場合は続行不可</text:p>
                              </text:list-header>
                            </text:list>
                          </text:list-item>
                        </text:list>
                      </text:list-header>
                    </text:list>
                  </text:list-item>
                </text:list>
              </text:list-item>
              <text:list-item>
                <text:p>問題を入力する</text:p>
                <text:list>
                  <text:list-item>
                    <text:list>
                      <text:list-header>
                        <text:p>→食べる eat</text:p>
                        <text:list>
                          <text:list-header>
                            <text:p>機関<text:tab/>institution</text:p>
                            <text:p>削除<text:tab/>delet</text:p>
                            <text:p>寝る<text:tab/>sleep</text:p>
                          </text:list-header>
                        </text:list>
                      </text:list-header>
                    </text:list>
                  </text:list-item>
                </text:list>
              </text:list-item>
            </text:list>
          </draw:text-box>
        </draw:frame>
        <presentation:notes draw:style-name="dp2">
          <draw:page-thumbnail draw:style-name="gr1" draw:layer="layout" svg:width="12.75cm" svg:height="9.56cm" svg:x="4.125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Inspiration" presentation:presentation-page-layout-name="AL1T1">
        <draw:frame presentation:style-name="pr4" draw:layer="layout" svg:width="20cm" svg:height="2cm" svg:x="1.4cm" svg:y="1.6cm" presentation:class="title">
          <draw:text-box>
            <text:p>問題の変更</text:p>
          </draw:text-box>
        </draw:frame>
        <draw:frame presentation:style-name="pr2" draw:layer="layout" svg:width="25.2cm" svg:height="12.179cm" svg:x="1.4cm" svg:y="5cm" presentation:class="outline">
          <draw:text-box>
            <text:list text:style-name="L2">
              <text:list-item>
                <text:p>問題の作成時の誤入力を訂正することができる。</text:p>
              </text:list-item>
              <text:list-item>
                <text:p>誤答回数などの単語に対するパラメータへの変更はなし</text:p>
                <text:p/>
              </text:list-item>
              <text:list-item>
                <text:p>訂正すべき箇所のあるファイル名を入力</text:p>
                <text:list>
                  <text:list-item>
                    <text:list>
                      <text:list-header>
                        <text:p>→lecture</text:p>
                      </text:list-header>
                    </text:list>
                  </text:list-item>
                </text:list>
              </text:list-item>
              <text:list-item>
                <text:p>変更箇所を入力</text:p>
                <text:list>
                  <text:list-item>
                    <text:list>
                      <text:list-header>
                        <text:p>→２</text:p>
                      </text:list-header>
                    </text:list>
                  </text:list-item>
                </text:list>
              </text:list-item>
              <text:list-item>
                <text:p>変更する問題番号を入力</text:p>
                <text:list>
                  <text:list-item>
                    <text:list>
                      <text:list-header>
                        <text:p>→3</text:p>
                      </text:list-header>
                    </text:list>
                  </text:list-item>
                </text:list>
              </text:list-item>
              <text:list-item>
                <text:p>訂正後の問題を入力</text:p>
                <text:list>
                  <text:list-item>
                    <text:list>
                      <text:list-header>
                        <text:p>→delete</text:p>
                      </text:list-header>
                    </text:list>
                  </text:list-item>
                </text:list>
              </text:list-item>
            </text:list>
          </draw:text-box>
        </draw:frame>
        <presentation:notes draw:style-name="dp2">
          <draw:page-thumbnail draw:style-name="gr1" draw:layer="layout" svg:width="12.75cm" svg:height="9.56cm" svg:x="4.125cm" svg:y="2.5cm" draw:page-number="6"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adornments="Book" style:font-family-generic="swiss" style:font-pitch="variable"/>
    <style:font-face style:name="Liberation Sans1" svg:font-family="'Liberation Sans'" style:font-family-generic="swiss"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Droid Sans Fallback" svg:font-family="'Droid Sans Fallback'"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kaoPGothic" svg:font-family="TakaoPGothic"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番号&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0T11:00:57.048579665</meta:creation-date>
    <dc:date>2019-02-20T11:57:49.364889237</dc:date>
    <meta:editing-duration>PT10S</meta:editing-duration>
    <meta:editing-cycles>1</meta:editing-cycles>
    <meta:document-statistic meta:object-count="58"/>
    <meta:generator>LibreOffice/5.1.6.2$Linux_X86_64 LibreOffice_project/10m0$Build-2</meta:generator>
  </office:meta>
</office:document-meta>
</file>